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796283c-7fff-3d69-3170-e7a8df3fea96"/>Key-ideas:</text:p>
      <text:p text:style-name="Text_20_body"/>
      <text:list xml:id="list1262889828" text:style-name="L1">
        <text:list-item>
          <text:p text:style-name="P3">feminist alert!</text:p>
        </text:list-item>
        <text:list-item>
          <text:p text:style-name="P3">event tracker</text:p>
        </text:list-item>
        <text:list-item>
          <text:p text:style-name="P3">main issues we want to address are sexual and gender-based violence/harassment and abortion</text:p>
        </text:list-item>
        <text:list-item>
          <text:p text:style-name="P5"><text:span text:style-name="T1">If there is no data about women issues, we are going to create it collectively through citizen science. See </text:span><text:a xlink:type="simple" xlink:href="http://www.marinedebris.engr.uga.edu/" text:style-name="Internet_20_link" text:visited-style-name="Visited_20_Internet_20_Link"><text:span text:style-name="T2">Marine Debris Tracker</text:span></text:a><text:span text:style-name="T1"> as example.</text:span></text:p>
        </text:list-item>
        <text:list-item>
          <text:p text:style-name="P3">optional anonymity </text:p>
        </text:list-item>
        <text:list-item>
          <text:p text:style-name="P3">social physics: alert to all women in 1km radius + alert to trust circles, trigger support messages or help from women nearby.  Women contributing and/or responding to Feminist Alert! could potentially receive Sorority Tokens as reputation measure, that eventually could turn into a currency.</text:p>
        </text:list-item>
        <text:list-item>
          <text:p text:style-name="P3">app + geo localization + blockchain + data visualization</text:p>
        </text:list-item>
        <text:list-item>
          <text:p text:style-name="P5"><text:span text:style-name="T1">open source: anyone can use the anonymous or non anonymous data to run analysis and create apps on top of it. Each woman participating can approve or not the use of her data. See </text:span><text:a xlink:type="simple" xlink:href="https://www.openhumans.org/" text:style-name="Internet_20_link" text:visited-style-name="Visited_20_Internet_20_Link"><text:span text:style-name="T2">Open Humans</text:span></text:a><text:span text:style-name="T1"> as example</text:span></text:p>
        </text:list-item>
      </text:list>
      <text:p text:style-name="Text_20_body"/>
      <text:p text:style-name="P2">Similar projects</text:p>
      <text:p text:style-name="Text_20_body"/>
      <text:p text:style-name="P4"><text:a xlink:type="simple" xlink:href="https://www.ihollaback.org/" text:style-name="Internet_20_link" text:visited-style-name="Visited_20_Internet_20_Link"><text:span text:style-name="T2">https://www.ihollaback.org/</text:span></text: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22:32:26.004163019</meta:creation-date>
    <dc:date>2018-09-23T22:33:05.731308644</dc:date>
    <meta:editing-duration>PT43S</meta:editing-duration>
    <meta:editing-cycles>1</meta:editing-cycles>
    <meta:document-statistic meta:table-count="0" meta:image-count="0" meta:object-count="0" meta:page-count="1" meta:paragraph-count="12" meta:word-count="146" meta:character-count="890" meta:non-whitespace-character-count="760"/>
    <meta:generator>LibreOffice/5.4.6.2$Linux_X86_64 LibreOffice_project/40m0$Build-2</meta:generator>
  </office:meta>
</office:document-meta>
</file>